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put" style:family="table">
      <style:table-properties style:width="6.9306in" table:align="center" style:may-break-between-rows="false"/>
    </style:style>
    <style:style style:name="Input.A" style:family="table-column">
      <style:table-column-properties style:column-width="1.266in"/>
    </style:style>
    <style:style style:name="Input.B" style:family="table-column">
      <style:table-column-properties style:column-width="5.6646in"/>
    </style:style>
    <style:style style:name="Input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Input.B1" style:family="table-cell">
      <style:table-cell-properties fo:padding="0.0382in" fo:border="0.05pt solid #000000"/>
    </style:style>
    <style:style style:name="Input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Input.B2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3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4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5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6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7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71b99" officeooo:paragraph-rsid="00582c50"/>
    </style:style>
    <style:style style:name="P6" style:family="paragraph" style:parent-style-name="Text_20_body">
      <style:text-properties officeooo:rsid="0056d1a0" officeooo:paragraph-rsid="00582c50"/>
    </style:style>
    <style:style style:name="P7" style:family="paragraph" style:parent-style-name="Text_20_body">
      <style:text-properties officeooo:rsid="00567be6" officeooo:paragraph-rsid="00567be6"/>
    </style:style>
    <style:style style:name="P8" style:family="paragraph" style:parent-style-name="Text_20_body">
      <style:text-properties officeooo:rsid="00567be6" officeooo:paragraph-rsid="00582c50"/>
    </style:style>
    <style:style style:name="P9" style:family="paragraph" style:parent-style-name="Text_20_body">
      <style:text-properties officeooo:rsid="00582c50" officeooo:paragraph-rsid="00582c50"/>
    </style:style>
    <style:style style:name="P10" style:family="paragraph" style:parent-style-name="Text_20_body">
      <style:text-properties officeooo:paragraph-rsid="00597128"/>
    </style:style>
    <style:style style:name="P11" style:family="paragraph" style:parent-style-name="Text_20_body">
      <style:text-properties officeooo:rsid="0057f69c" officeooo:paragraph-rsid="00597128"/>
    </style:style>
    <style:style style:name="P12" style:family="paragraph" style:parent-style-name="Text_20_body">
      <style:text-properties officeooo:rsid="005707ca" officeooo:paragraph-rsid="00597128"/>
    </style:style>
    <style:style style:name="P13" style:family="paragraph" style:parent-style-name="Text_20_body">
      <style:text-properties officeooo:rsid="00595f36" officeooo:paragraph-rsid="00595f36"/>
    </style:style>
    <style:style style:name="P14" style:family="paragraph" style:parent-style-name="Text_20_body">
      <style:text-properties officeooo:rsid="005a90ed" officeooo:paragraph-rsid="00597128"/>
    </style:style>
    <style:style style:name="P15" style:family="paragraph" style:parent-style-name="DocCaption">
      <style:text-properties officeooo:paragraph-rsid="00597128"/>
    </style:style>
    <style:style style:name="P16" style:family="paragraph" style:parent-style-name="DocTableText">
      <style:text-properties officeooo:paragraph-rsid="00597128"/>
    </style:style>
    <style:style style:name="P17" style:family="paragraph" style:parent-style-name="DocTableText">
      <style:text-properties officeooo:rsid="005a90ed" officeooo:paragraph-rsid="00597128"/>
    </style:style>
    <style:style style:name="P18" style:family="paragraph" style:parent-style-name="DocTableText">
      <style:text-properties officeooo:rsid="005babdf" officeooo:paragraph-rsid="00597128"/>
    </style:style>
    <style:style style:name="P19" style:family="paragraph" style:parent-style-name="DocCode">
      <style:text-properties officeooo:rsid="005a90ed" officeooo:paragraph-rsid="00597128"/>
    </style:style>
    <style:style style:name="P20" style:family="paragraph" style:parent-style-name="Text_20_body" style:list-style-name="L1">
      <style:text-properties officeooo:paragraph-rsid="00597128"/>
    </style:style>
    <style:style style:name="P21" style:family="paragraph" style:parent-style-name="Text_20_body" style:list-style-name="L1">
      <style:text-properties officeooo:rsid="005a90ed" officeooo:paragraph-rsid="00597128"/>
    </style:style>
    <style:style style:name="P22" style:family="paragraph" style:parent-style-name="DocHeading3">
      <style:text-properties officeooo:rsid="005a90ed" officeooo:paragraph-rsid="00597128"/>
    </style:style>
    <style:style style:name="P23" style:family="paragraph" style:parent-style-name="DocHeading1">
      <style:text-properties officeooo:rsid="00567be6" officeooo:paragraph-rsid="00567be6"/>
    </style:style>
    <style:style style:name="P24" style:family="paragraph" style:parent-style-name="DocHeading2">
      <style:text-properties officeooo:rsid="005a90ed" officeooo:paragraph-rsid="00597128"/>
    </style:style>
    <style:style style:name="P25" style:family="paragraph" style:parent-style-name="DocHeading2">
      <style:text-properties officeooo:rsid="00582c50" officeooo:paragraph-rsid="00582c50"/>
    </style:style>
    <style:style style:name="P2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7" style:family="paragraph" style:parent-style-name="DocTableText">
      <style:text-properties officeooo:rsid="005eb2a3" officeooo:paragraph-rsid="005eb2a3"/>
    </style:style>
    <style:style style:name="P28" style:family="paragraph" style:parent-style-name="DocTableText">
      <style:text-properties officeooo:rsid="005a90ed" officeooo:paragraph-rsid="00597128"/>
    </style:style>
    <style:style style:name="P29" style:family="paragraph" style:parent-style-name="DocTableText">
      <style:text-properties officeooo:rsid="005a90ed" officeooo:paragraph-rsid="0066a600"/>
    </style:style>
    <style:style style:name="P30" style:family="paragraph" style:parent-style-name="DocTableText">
      <style:text-properties officeooo:rsid="005babdf" officeooo:paragraph-rsid="00597128"/>
    </style:style>
    <style:style style:name="P31" style:family="paragraph" style:parent-style-name="DocTableText">
      <style:text-properties officeooo:rsid="00616607" officeooo:paragraph-rsid="006a1b3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90ed"/>
    </style:style>
    <style:style style:name="T4" style:family="text">
      <style:text-properties officeooo:rsid="005babdf"/>
    </style:style>
    <style:style style:name="T5" style:family="text">
      <style:text-properties officeooo:rsid="00597128"/>
    </style:style>
    <style:style style:name="T6" style:family="text">
      <style:text-properties officeooo:rsid="0066a600"/>
    </style:style>
    <style:style style:name="T7" style:family="text">
      <style:text-properties officeooo:rsid="006a1b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6"><text:title>Program Inputs</text:title></text:p>
      <text:h text:style-name="P23" text:outline-level="1">Introduction</text:h>
      <text:p text:style-name="P7"/>
      <text:p text:style-name="P7"/>
      <text:h text:style-name="P23" text:outline-level="1">Input Syntax and Organization</text:h>
      <text:p text:style-name="P6">The user interface consists of text files, with all files following a specific directory structure and file naming convention. <text:s/></text:p>
      <text:p text:style-name="P5">\subpage U04-0010.0003: <text:s/>Directory structure explained.</text:p>
      <text:p text:style-name="P8">\subpage U04-0010.0002: <text:s/>Input syntax explained.</text:p>
      <text:p text:style-name="P7"/>
      <text:h text:style-name="P23" text:outline-level="1">Input Contents</text:h>
      <text:p text:style-name="P13">The following documents list all possible inputs for each file. <text:s/>Every input is a keyword and value pair. <text:s/>Beyond the keyword, the structure of the inputs matters just as much as the name. <text:s/>The same keyword can be applied to different objects, depending on where it gets used. <text:s/>The input files all use an object structure with scope limited to each object. <text:s/></text:p>
      <text:p text:style-name="P10"><text:span text:style-name="T3">The headings in th</text:span><text:span text:style-name="T5">e input documents</text:span><text:span text:style-name="T3"> show the hierarchy of information, and that hierarchy matters. <text:s/></text:span></text:p>
      <text:list xml:id="list230567397" text:style-name="L1">
        <text:list-item>
          <text:p text:style-name="P20"><text:span text:style-name="T3">Level 1 headings are used to organize general concepts. <text:s/>This does not reflect the actual organization used in the input files. (Example: <text:s/></text:span><text:span text:style-name="T5">3</text:span><text:span text:style-name="T3"> </text:span><text:span text:style-name="T5">Input Contents</text:span><text:span text:style-name="T3">)</text:span></text:p>
        </text:list-item>
        <text:list-item>
          <text:p text:style-name="P20"><text:span text:style-name="T3">Level 2 headings <text:s/>are used to specify objects for the input files. <text:s/>An object is a container that holds one or more keyword-value pairs. <text:s/>Anything within a class only applies to that class. <text:s/>This is the meaning of saying something has a scope of a given object. <text:s/>(Example: <text:s/></text:span><text:span text:style-name="T5">3</text:span><text:span text:style-name="T3">.1 </text:span><text:span text:style-name="T5">Object</text:span><text:span text:style-name="T3"> Names)</text:span></text:p>
          <text:list>
            <text:list-item>
              <text:p text:style-name="P21">An object can also contain other sub-objects. <text:s/>This is called recursion. <text:s/>oFreq has no technical limits on the level of recursion, but the objects only have meaning for certain levels.</text:p>
            </text:list-item>
          </text:list>
        </text:list-item>
        <text:list-item>
          <text:p text:style-name="P20"><text:span text:style-name="T3">Level 3 headings specify keyword-value pairs. <text:s/>The heading is the keyword name. <text:s/>Specific information is given for the keyword, and the documentation describes the general use of the </text:span><text:soft-page-break/><text:span text:style-name="T3">keyword. <text:s/></text:span><text:span text:style-name="T5">(Example: <text:s/>3.1.1 Keyword Names)</text:span></text:p>
        </text:list-item>
      </text:list>
      <text:h text:style-name="P24" text:outline-level="2">Object Names</text:h>
      <text:p text:style-name="P14">The level 2 headings describe the objects and their names. <text:s/>There are two things you need to know about an object: <text:s/>the object name; and what the object does. <text:s/>All objects must be declared by their name. <text:s/>The rest is learning what each object does. <text:s/>Each level 2 heading includes descriptions of the object and its purpose.</text:p>
      <text:p text:style-name="P14">All the major keywords for an object are also listed under that object. <text:s/>Sometimes, the same keyword might get used in multiple objects. <text:s/>In that case, it will still be listed under each relevant object, but some of the listings will only include a link to the section which contains the keyword-value pair description.</text:p>
      <text:h text:style-name="P22" text:outline-level="3">Keyword Names</text:h>
      <text:p text:style-name="P11"><text:span text:style-name="T3">The keyword names list all the details. <text:s/>These are how you customize the objects and enter the information specific to your analysis. <text:s/>Every keyword-value entry includes a description, instructions on how to use it, at least one example, and a table like </text:span><text:span text:style-name="T3"><text:sequence-ref text:reference-format="category-and-value" text:ref-name="refTable0">Table 3.1</text:sequence-ref></text:span><text:span text:style-name="T3">, which lists all the specific details for the keyword.</text:span></text:p>
      <text:p text:style-name="P15"><text:span text:style-name="T3">Table </text:span><text:sequence text:ref-name="refTable0" text:name="Table" text:formula="ooow:Table+1" style:num-format="1">3.1</text:sequence>: <text:s/><text:span text:style-name="T3">Keyword Name Details</text:span></text:p>
      <table:table table:name="Input" table:style-name="Input">
        <table:table-column table:style-name="Input.A"/>
        <table:table-column table:style-name="Input.B"/>
        <table:table-row>
          <table:table-cell table:style-name="Input.A1" office:value-type="string">
            <text:p text:style-name="P17">Scope:</text:p>
          </table:table-cell>
          <table:table-cell table:style-name="Input.B1" office:value-type="string">
            <text:p text:style-name="P18">This describes the scope of the keyword, which objects it can be used under. <text:s/>The full scope is always given like this:</text:p>
            <text:p text:style-name="P18"/>
            <text:p text:style-name="P18">object1::object2::keyword</text:p>
            <text:p text:style-name="P18"/>
            <text:p text:style-name="P18">This shows that some objects may be nested in other objects, showing you the full structure expected to correctly use this keyword. <text:s/></text:p>
            <text:p text:style-name="P18"/>
            <text:p text:style-name="P18">If a keyword can be used in multiple objects, you will find multiple scopes listed.</text:p>
          </table:table-cell>
        </table:table-row>
        <table:table-row>
          <table:table-cell table:style-name="Input.A2" office:value-type="string">
            <text:p text:style-name="P17">Format:</text:p>
          </table:table-cell>
          <table:table-cell table:style-name="Input.B2" office:value-type="string">
            <text:p text:style-name="P18">Different keywords expect different formats for the input value. <text:s/>Some expect a text word, some expect complex numbers, etc. <text:s/>The exact format of input is listed here.</text:p>
          </table:table-cell>
        </table:table-row>
        <table:table-row>
          <table:table-cell table:style-name="Input.A2" office:value-type="string">
            <text:p text:style-name="P17">Valid Range:</text:p>
          </table:table-cell>
          <table:table-cell table:style-name="Input.B7" office:value-type="string">
            <text:p text:style-name="P18">Even if you get the format right, some keywords only like a specific range of values. <text:s/>Any restrictions are listed here.</text:p>
          </table:table-cell>
        </table:table-row>
        <table:table-row>
          <table:table-cell table:style-name="Input.A2" office:value-type="string">
            <text:p text:style-name="P29"><text:span text:style-name="T6">Instances:</text:span></text:p>
          </table:table-cell>
          <table:table-cell table:style-name="Input.B7" office:value-type="string">
            <text:p text:style-name="P31"><text:span text:style-name="T7">Describes how many times the keyword can be used within the scope of a single object. <text:s/>Some keywords allow multiple instances. <text:s/>Some only allow a single instance.</text:span></text:p>
          </table:table-cell>
        </table:table-row>
        <table:table-row>
          <table:table-cell table:style-name="Input.A2" office:value-type="string">
            <text:p text:style-name="P27">Required:</text:p>
          </table:table-cell>
          <table:table-cell table:style-name="Input.B7" office:value-type="string">
            <text:p text:style-name="P27">States whether the input is required, or if oFreq will assume a default value without any input.</text:p>
          </table:table-cell>
        </table:table-row>
        <table:table-row>
          <table:table-cell table:style-name="Input.A2" office:value-type="string">
            <text:p text:style-name="P27">Default Value:</text:p>
          </table:table-cell>
          <table:table-cell table:style-name="Input.B7" office:value-type="string">
            <text:p text:style-name="P27">If the input is not required, this is the default value that will be supplied when you do not supply the keyword-value pair. <text:s/>(You must leave out the entire keyword-value pair. <text:s/>Do not just enter the keyword and leave a value blank. <text:s/>That will produce an error.)</text:p>
          </table:table-cell>
        </table:table-row>
        <table:table-row>
          <table:table-cell table:style-name="Input.A2" office:value-type="string">
            <text:p text:style-name="P16"><text:span text:style-name="T4">Dependents</text:span><text:span text:style-name="T3">:</text:span></text:p>
          </table:table-cell>
          <table:table-cell table:style-name="Input.B7" office:value-type="string">
            <text:p text:style-name="P18">Some keywords also depend on other items being defined. <text:s/>Any dependencies are listed here. <text:s/>These may be another keyword, or another object.</text:p>
          </table:table-cell>
        </table:table-row>
        <table:table-row>
          <table:table-cell table:style-name="Input.A2" office:value-type="string">
            <text:p text:style-name="P17">Similar Keywords:</text:p>
          </table:table-cell>
          <table:table-cell table:style-name="Input.B8" office:value-type="string">
            <text:p text:style-name="P18">Many times, you can do the same job with another keyword-value pair. <text:s/>Any similar keywords are listed here. <text:s/>You do not need to learn about the other keywords, but they make your work easier.</text:p>
          </table:table-cell>
        </table:table-row>
      </table:table>
      <text:p text:style-name="P12"/>
      <text:p text:style-name="P14">Example:</text:p>
      <text:p text:style-name="P19">Every keyword-value pair includes at least one example.</text:p>
      <text:p text:style-name="P9"><text:soft-page-break/></text:p>
      <text:h text:style-name="P25" text:outline-level="2">Control.in</text:h>
      <text:p text:style-name="P9"/>
      <text:h text:style-name="P25" text:outline-level="2">Seaenv.in</text:h>
      <text:p text:style-name="P9"/>
      <text:h text:style-name="P25" text:outline-level="2">Forces.in</text:h>
      <text:p text:style-name="P9"/>
      <text:h text:style-name="P25" text:outline-level="2">Data.in</text:h>
      <text:p text:style-name="P9"/>
      <text:h text:style-name="P25" text:outline-level="2">Bodies.in</text:h>
      <text:p text:style-name="P9"/>
      <text:h text:style-name="P25" text:outline-level="2">Outputs.i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20_inputs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2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5:45:25</meta:creation-date>
    <meta:editing-cycles>8</meta:editing-cycles>
    <meta:editing-duration>PT28M25S</meta:editing-duration>
    <dc:description>Description of program inputs</dc:description>
    <dc:subject>U04-0020</dc:subject>
    <dc:title>Program Inputs</dc:title>
    <dc:date>2014-04-23T20:57:55</dc:date>
    <meta:document-statistic meta:table-count="1" meta:image-count="0" meta:object-count="0" meta:page-count="3" meta:paragraph-count="50" meta:word-count="733" meta:character-count="4475" meta:non-whitespace-character-count="3750"/>
    <meta:user-defined meta:name="Info 1"/>
    <meta:user-defined meta:name="Info 2"/>
    <meta:user-defined meta:name="Info 3"/>
    <meta:user-defined meta:name="Info 4"/>
  </office:meta>
</office:document-meta>
</file>